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0.607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66cm" fo:min-width="10.607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82cm" fo:min-width="0.64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21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262cm"/>
    </style:style>
    <style:style style:name="gr9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5.324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7.427cm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12cm" fo:min-width="2.532cm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1.426cm" fo:padding-top="0.139cm" fo:padding-bottom="0.139cm" fo:padding-left="0.264cm" fo:padding-right="0.264cm"/>
    </style:style>
    <style:style style:name="gr14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0.922cm" fo:padding-top="0.139cm" fo:padding-bottom="0.139cm" fo:padding-left="0.264cm" fo:padding-right="0.264cm"/>
    </style:style>
    <style:style style:name="gr1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1.454cm" fo:padding-top="0.139cm" fo:padding-bottom="0.139cm" fo:padding-left="0.264cm" fo:padding-right="0.264cm"/>
    </style:style>
    <style:style style:name="gr1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1.006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.356cm" fo:min-width="15.076cm"/>
    </style:style>
    <style:style style:name="gr1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995cm" fo:min-width="5.578cm"/>
    </style:style>
    <style:style style:name="gr19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.356cm" fo:min-width="13.655cm"/>
    </style:style>
    <style:style style:name="gr2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995cm" fo:min-width="1.594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258cm" fo:min-width="0.897cm"/>
    </style:style>
    <style:style style:name="gr2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0.967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11.107cm" svg:height="1.016cm" svg:x="14.724cm" svg:y="1.3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1.107cm" svg:height="1.016cm" svg:x="14.724cm" svg:y="0.30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xml:id="id1" draw:id="id1" draw:layer="layout" svg:width="1.143cm" svg:height="2.032cm" svg:x="13.59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A}§svg§600§TRUE§</svg:desc>
          <draw:polygon draw:style-name="gr4" draw:text-style-name="P4" draw:layer="layout" svg:width="0.369cm" svg:height="0.335cm" svg:x="13.967cm" svg:y="1.215cm" svg:viewBox="0 0 370 336" draw:points="185,336 0,336 0,0 370,0 370,336">
            <text:p/>
          </draw:polygon>
          <draw:path draw:style-name="gr5" draw:text-style-name="P5" draw:layer="layout" svg:width="0.338cm" svg:height="0.353cm" svg:x="13.982cm" svg:y="1.198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g>
          <svg:title>TexMaths</svg:title>
          <svg:desc>14§display§\sigma = \{ a[0] \mapsto 0, a[1] \mapsto 0, i \mapsto \alpha_i,  j \mapsto \alpha_j\}~~\pi = true§svg§600§FALSE§</svg:desc>
          <draw:polygon draw:style-name="gr6" draw:text-style-name="P6" draw:layer="layout" svg:width="10.793cm" svg:height="0.509cm" svg:x="14.875cm" svg:y="0.588cm" svg:viewBox="0 0 10794 510" draw:points="5397,510 0,510 0,0 10794,0 10794,510">
            <text:p/>
          </draw:polygon>
          <draw:path draw:style-name="gr5" draw:text-style-name="P5" draw:layer="layout" svg:width="0.261cm" svg:height="0.217cm" svg:x="14.893cm" svg:y="0.744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5.337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5.863cm" svg:y="0.587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16.092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6.39cm" svg:y="0.587cm" svg:viewBox="0 0 69 493" draw:points="69,493 69,473 20,473 20,20 69,20 69,0 0,0 0,493">
            <text:p/>
          </draw:polygon>
          <draw:path draw:style-name="gr5" draw:text-style-name="P5" draw:layer="layout" svg:width="0.208cm" svg:height="0.339cm" svg:x="16.486cm" svg:y="0.629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16.724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7.013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7.013cm" svg:y="0.705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17.632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7.9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18.095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8.393cm" svg:y="0.587cm" svg:viewBox="0 0 69 493" draw:points="69,493 69,473 20,473 20,20 69,20 69,0 0,0 0,493">
            <text:p/>
          </draw:polygon>
          <draw:path draw:style-name="gr5" draw:text-style-name="P5" draw:layer="layout" svg:width="0.163cm" svg:height="0.328cm" svg:x="18.515cm" svg:y="0.629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18.728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9.016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9.016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19.635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9.904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20.094cm" svg:y="0.63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20.412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0.412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1.032cm" svg:y="0.7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1.342cm" svg:y="0.801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21.532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21.701cm" svg:y="0.63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22.1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2.1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2.721cm" svg:y="0.7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3.015cm" svg:y="0.801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23.257cm" svg:y="0.587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23.808cm" svg:y="0.744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24.256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52cm" svg:height="0.314cm" svg:x="24.758cm" svg:y="0.649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201cm" svg:height="0.223cm" svg:x="24.938cm" svg:y="0.73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5" draw:text-style-name="P5" draw:layer="layout" svg:width="0.254cm" svg:height="0.223cm" svg:x="25.173cm" svg:y="0.738cm" svg:viewBox="0 0 255 224" svg:d="M158 192c6 19 24 32 45 32 17 0 28-11 36-27 9-18 16-49 16-49 0-5-6-5-7-5-4 0-6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5" draw:text-style-name="P5" draw:layer="layout" svg:width="0.189cm" svg:height="0.223cm" svg:x="25.462cm" svg:y="0.73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i &gt; 1 || j &gt; 1)}§svg§600§FALSE§</svg:desc>
          <draw:polygon draw:style-name="gr6" draw:text-style-name="P6" draw:layer="layout" svg:width="4.898cm" svg:height="0.45cm" svg:x="16.895cm" svg:y="1.64cm" svg:viewBox="0 0 4899 451" draw:points="2449,451 0,451 0,0 4899,0 4899,451">
            <text:p/>
          </draw:polygon>
          <draw:path draw:style-name="gr5" draw:text-style-name="P5" draw:layer="layout" svg:width="0.187cm" svg:height="0.301cm" svg:x="16.933cm" svg:y="1.68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5" draw:text-style-name="P5" draw:layer="layout" svg:width="0.195cm" svg:height="0.304cm" svg:x="17.174cm" svg:y="1.677cm" svg:viewBox="0 0 196 305" svg:d="M105 122h60c7 0 20 0 20-14 0-16-11-16-20-16h-60v-23c0-38 32-38 48-38 0 1 4 21 22 21 10 0 21-9 21-23 0-29-39-29-48-29-39 0-78 22-78 66v26h-49c-8 0-21 0-21 16 0 14 13 14 21 14h49v152h-49c-8 0-21 0-21 16 0 15 13 15 21 15h133c8 0 21 0 21-15 0-16-13-16-21-16h-49z">
            <text:p/>
          </draw:path>
          <draw:path draw:style-name="gr5" draw:text-style-name="P5" draw:layer="layout" svg:width="0.131cm" svg:height="0.383cm" svg:x="17.753cm" svg:y="1.639cm" svg:viewBox="0 0 132 384" svg:d="M132 370c0-7-5-10-13-16-62-42-84-108-84-162 0-49 18-118 85-164 7-4 12-7 12-14 0-4-3-14-16-14-15 0-116 66-116 192 0 59 22 103 41 127 26 37 63 65 75 65 13 0 16-10 16-14z">
            <text:p/>
          </draw:path>
          <draw:path draw:style-name="gr5" draw:text-style-name="P5" draw:layer="layout" svg:width="0.187cm" svg:height="0.301cm" svg:x="17.963cm" svg:y="1.68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5" draw:text-style-name="P5" draw:layer="layout" svg:width="0.203cm" svg:height="0.247cm" svg:x="18.469cm" svg:y="1.708cm" svg:viewBox="0 0 204 248" svg:d="M193 140c4-3 11-7 11-17 0-5-4-11-9-15l-164-102c-7-6-9-6-14-6-7 0-17 6-17 17 0 10 7 14 11 17l143 89-143 90c-4 4-11 8-11 17 0 11 10 18 17 18 5 0 7-2 14-6z">
            <text:p/>
          </draw:path>
          <draw:path draw:style-name="gr5" draw:text-style-name="P5" draw:layer="layout" svg:width="0.166cm" svg:height="0.307cm" svg:x="19.009cm" svg:y="1.67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5" draw:text-style-name="P5" draw:layer="layout" svg:width="0.035cm" svg:height="0.383cm" svg:x="19.585cm" svg:y="1.639cm" svg:viewBox="0 0 36 384" svg:d="M36 24c0-7 0-24-18-24s-18 17-18 24v337c0 6 0 23 18 23s18-17 18-23z">
            <text:p/>
          </draw:path>
          <draw:path draw:style-name="gr5" draw:text-style-name="P5" draw:layer="layout" svg:width="0.035cm" svg:height="0.383cm" svg:x="19.842cm" svg:y="1.639cm" svg:viewBox="0 0 36 384" svg:d="M36 24c0-7 0-24-18-24s-18 17-18 24v337c0 6 0 23 18 23s18-17 18-23z">
            <text:p/>
          </draw:path>
          <draw:path draw:style-name="gr5" draw:text-style-name="P5" draw:layer="layout" svg:width="0.157cm" svg:height="0.413cm" svg:x="20.269cm" svg:y="1.68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203cm" svg:height="0.247cm" svg:x="20.789cm" svg:y="1.708cm" svg:viewBox="0 0 204 248" svg:d="M193 140c4-3 11-7 11-17 0-5-4-11-9-15l-164-102c-7-6-9-6-14-6-7 0-17 6-17 17 0 10 7 14 11 17l143 89-143 90c-4 4-11 8-11 17 0 11 10 18 17 18 5 0 7-2 14-6z">
            <text:p/>
          </draw:path>
          <draw:path draw:style-name="gr5" draw:text-style-name="P5" draw:layer="layout" svg:width="0.166cm" svg:height="0.307cm" svg:x="21.329cm" svg:y="1.67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5" draw:text-style-name="P5" draw:layer="layout" svg:width="0.131cm" svg:height="0.383cm" svg:x="21.578cm" svg:y="1.639cm" svg:viewBox="0 0 132 384" svg:d="M132 192c0-59-24-104-41-128-27-36-63-64-76-64-12 0-15 10-15 14 0 7 6 11 8 13 82 53 89 133 89 165 0 49-19 117-86 162-7 6-11 9-11 16 0 4 3 14 15 14 14 0 117-66 117-192z">
            <text:p/>
          </draw:path>
        </draw:g>
        <draw:g>
          <draw:custom-shape draw:style-name="gr7" draw:text-style-name="P1" draw:layer="layout" svg:width="13.713cm" svg:height="1.016cm" svg:x="5.084cm" svg:y="4.32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xml:id="id2" draw:id="id2" draw:layer="layout" svg:width="13.713cm" svg:height="1.016cm" svg:x="5.084cm" svg:y="3.30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3.954cm" svg:y="3.3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B}§svg§600§TRUE§</svg:desc>
          <draw:polygon draw:style-name="gr4" draw:text-style-name="P4" draw:layer="layout" svg:width="0.348cm" svg:height="0.335cm" svg:x="4.328cm" svg:y="4.201cm" svg:viewBox="0 0 349 336" draw:points="175,336 0,336 0,0 349,0 349,336">
            <text:p/>
          </draw:polygon>
          <draw:path draw:style-name="gr5" draw:text-style-name="P5" draw:layer="layout" svg:width="0.303cm" svg:height="0.336cm" svg:x="4.346cm" svg:y="4.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a[i] = 5;}§svg§600§FALSE§</svg:desc>
          <draw:polygon draw:style-name="gr6" draw:text-style-name="P6" draw:layer="layout" svg:width="2.319cm" svg:height="0.41cm" svg:x="9.654cm" svg:y="4.685cm" svg:viewBox="0 0 2320 411" draw:points="1159,411 0,411 0,0 2320,0 2320,411">
            <text:p/>
          </draw:polygon>
          <draw:path draw:style-name="gr5" draw:text-style-name="P5" draw:layer="layout" svg:width="0.231cm" svg:height="0.22cm" svg:x="9.681cm" svg:y="4.81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5" draw:text-style-name="P5" draw:layer="layout" svg:width="0.129cm" svg:height="0.383cm" svg:x="10.021cm" svg:y="4.684cm" svg:viewBox="0 0 130 384" svg:d="M111 31c7 0 19 0 19-16 0-15-12-15-19-15h-91c-17 0-20 4-20 20v344c0 16 3 20 20 20h91c7 0 19 0 19-14 0-15-12-15-19-15h-76v-324z">
            <text:p/>
          </draw:path>
          <draw:path draw:style-name="gr5" draw:text-style-name="P5" draw:layer="layout" svg:width="0.187cm" svg:height="0.302cm" svg:x="10.207cm" svg:y="4.725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5" draw:text-style-name="P5" draw:layer="layout" svg:width="0.129cm" svg:height="0.383cm" svg:x="10.446cm" svg:y="4.684cm" svg:viewBox="0 0 130 384" svg:d="M130 20c0-14-3-20-19-20h-91c-7 0-20 0-20 15 0 16 13 16 20 16h75v324h-75c-7 0-20 0-20 14 0 15 13 15 20 15h91c15 0 19-4 19-20z">
            <text:p/>
          </draw:path>
          <draw:path draw:style-name="gr5" draw:text-style-name="P5" draw:layer="layout" svg:width="0.22cm" svg:height="0.11cm" svg:x="10.96cm" svg:y="4.821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11.483cm" svg:y="4.725cm" svg:viewBox="0 0 209 308" svg:d="M112 109c-18 0-39 5-60 16v-94h119c7 0 19 0 19-16 0-15-11-15-19-15h-133c-17 0-20 4-20 20v131c0 10 0 21 16 21 8 0 11-2 15-7 13-16 34-25 62-25 40 0 63 37 63 69 0 39-35 68-77 68-14 0-45-4-59-30 3-3 7-6 7-16 0-15-13-22-23-22-7 0-22 4-22 24 0 40 42 75 97 75 63 0 112-45 112-99 0-51-40-100-97-100z">
            <text:p/>
          </draw:path>
          <draw:path draw:style-name="gr5" draw:text-style-name="P5" draw:layer="layout" svg:width="0.075cm" svg:height="0.281cm" svg:x="11.803cm" svg:y="4.814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draw:custom-shape draw:style-name="gr8" draw:text-style-name="P1" draw:layer="layout" svg:width="13.762cm" svg:height="1.016cm" svg:x="21.624cm" svg:y="4.3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xml:id="id4" draw:id="id4" draw:layer="layout" svg:width="13.762cm" svg:height="1.016cm" svg:x="21.624cm" svg:y="3.3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20.494cm" svg:y="3.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C}§svg§600§TRUE§</svg:desc>
          <draw:polygon draw:style-name="gr4" draw:text-style-name="P4" draw:layer="layout" svg:width="0.355cm" svg:height="0.335cm" svg:x="20.868cm" svg:y="4.215cm" svg:viewBox="0 0 356 336" draw:points="178,336 0,336 0,0 356,0 356,336">
            <text:p/>
          </draw:polygon>
          <draw:path draw:style-name="gr5" draw:text-style-name="P5" draw:layer="layout" svg:width="0.3cm" svg:height="0.359cm" svg:x="20.896cm" svg:y="4.202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return;}§svg§600§FALSE§</svg:desc>
          <draw:polygon draw:style-name="gr6" draw:text-style-name="P6" draw:layer="layout" svg:width="1.802cm" svg:height="0.34cm" svg:x="27.096cm" svg:y="4.664cm" svg:viewBox="0 0 1803 341" draw:points="902,341 0,341 0,0 1803,0 1803,341">
            <text:p/>
          </draw:polygon>
          <draw:path draw:style-name="gr5" draw:text-style-name="P5" draw:layer="layout" svg:width="0.224cm" svg:height="0.216cm" svg:x="27.111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2cm" svg:height="0.22cm" svg:x="27.38cm" svg:y="4.719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5" draw:text-style-name="P5" draw:layer="layout" svg:width="0.209cm" svg:height="0.277cm" svg:x="27.622cm" svg:y="4.663cm" svg:viewBox="0 0 210 278" svg:d="M98 91h81c7 0 20 0 20-15 0-16-13-16-20-16h-81v-40c0-9 0-20-17-20-18 0-18 10-18 20v40h-42c-8 0-21 0-21 16 0 15 13 15 20 15h43v121c0 47 34 66 70 66s77-21 77-66c0-9 0-20-17-20s-17 11-17 20c-1 30-29 35-40 35-38 0-38-26-38-38z">
            <text:p/>
          </draw:path>
          <draw:path draw:style-name="gr5" draw:text-style-name="P5" draw:layer="layout" svg:width="0.247cm" svg:height="0.216cm" svg:x="27.874cm" svg:y="4.723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5" draw:text-style-name="P5" draw:layer="layout" svg:width="0.224cm" svg:height="0.216cm" svg:x="28.142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47cm" svg:height="0.216cm" svg:x="28.388cm" svg:y="4.72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5" draw:text-style-name="P5" draw:layer="layout" svg:width="0.075cm" svg:height="0.281cm" svg:x="28.728cm" svg:y="4.723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connector draw:style-name="gr9" draw:text-style-name="P1" draw:layer="layout" draw:type="lines" draw:line-skew="-1.152cm" svg:x1="13.594cm" svg:y1="1.324cm" svg:x2="11.94cm" svg:y2="3.309cm" draw:start-shape="id1" draw:start-glue-point="3" draw:end-shape="id2" svg:d="M13594 1324h-1654v1484 501" svg:viewBox="0 0 1655 1986">
          <text:p/>
        </draw:connector>
        <draw:connector draw:style-name="gr9" draw:text-style-name="P1" draw:layer="layout" draw:type="lines" draw:line-skew="2.174cm" svg:x1="25.831cm" svg:y1="1.325cm" svg:x2="28.505cm" svg:y2="3.31cm" draw:start-shape="id3" draw:start-glue-point="1" draw:end-shape="id4" draw:end-glue-point="0" svg:d="M25831 1325h2674v1484 501" svg:viewBox="0 0 2675 1986">
          <text:p/>
        </draw:connector>
        <draw:connector draw:style-name="gr9" draw:text-style-name="P1" draw:layer="layout" draw:type="lines" draw:line-skew="0cm -0.384cm" svg:x1="14.974cm" svg:y1="5.338cm" svg:x2="12.575cm" svg:y2="6.711cm" draw:start-shape="id5" draw:start-glue-point="2" draw:end-shape="id6" svg:d="M14974 5338v500l-2399-12v885" svg:viewBox="0 0 2400 1374">
          <text:p/>
        </draw:connector>
        <draw:g>
          <svg:title>TexMaths</svg:title>
          <svg:desc>14§display§\alpha_i \leq 1 \wedge \alpha_j \leq 1§svg§600§FALSE§</svg:desc>
          <draw:polygon draw:style-name="gr6" draw:text-style-name="P6" draw:layer="layout" svg:width="3.344cm" svg:height="0.457cm" svg:x="8.09cm" svg:y="1.138cm" svg:viewBox="0 0 3345 458" draw:points="1673,458 0,458 0,0 3345,0 3345,458">
            <text:p/>
          </draw:polygon>
          <draw:path draw:style-name="gr5" draw:text-style-name="P5" draw:layer="layout" svg:width="0.276cm" svg:height="0.223cm" svg:x="8.11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8.42cm" svg:y="1.299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8.745cm" svg:y="1.141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9.266cm" svg:y="1.12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9.604cm" svg:y="1.15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0.033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0.326cm" svg:y="1.299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381cm" svg:x="10.711cm" svg:y="1.141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1.232cm" svg:y="1.127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alpha_i &gt; 1 \vee \alpha_j &gt; 1§svg§600§FALSE§</svg:desc>
          <draw:polygon draw:style-name="gr6" draw:text-style-name="P6" draw:layer="layout" svg:width="3.344cm" svg:height="0.457cm" svg:x="28.864cm" svg:y="1.113cm" svg:viewBox="0 0 3345 458" draw:points="1673,458 0,458 0,0 3345,0 3345,458">
            <text:p/>
          </draw:polygon>
          <draw:path draw:style-name="gr5" draw:text-style-name="P5" draw:layer="layout" svg:width="0.276cm" svg:height="0.223cm" svg:x="28.884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9.194cm" svg:y="1.27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286cm" svg:x="29.519cm" svg:y="1.164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30.04cm" svg:y="1.10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0.378cm" svg:y="1.134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276cm" svg:height="0.223cm" svg:x="30.807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1.1cm" svg:y="1.274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286cm" svg:x="31.485cm" svg:y="1.164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32.006cm" svg:y="1.102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, j \mapsto \alpha_j \}~\pi = \alpha_i &gt; 1 \vee \alpha_j &gt; 1§svg§600§FALSE§</svg:desc>
          <draw:polygon draw:style-name="gr6" draw:text-style-name="P6" draw:layer="layout" svg:width="13.051cm" svg:height="0.509cm" svg:x="21.777cm" svg:y="3.59cm" svg:viewBox="0 0 13052 510" draw:points="6527,510 0,510 0,0 13052,0 13052,510">
            <text:p/>
          </draw:polygon>
          <draw:path draw:style-name="gr5" draw:text-style-name="P5" draw:layer="layout" svg:width="0.261cm" svg:height="0.217cm" svg:x="21.795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22.23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2.765cm" svg:y="3.5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22.994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23.292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23.388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23.626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23.91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3.915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24.534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4.802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24.997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25.295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25.417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25.63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25.918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5.918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26.537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6.806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26.996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27.314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7.314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7.93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8.24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28.434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28.603cm" svg:y="3.6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29.002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9.002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9.622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9.916cm" svg:y="3.8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30.159cm" svg:y="3.5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30.546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30.994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31.50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1.815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286cm" svg:x="32.14cm" svg:y="3.693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32.66cm" svg:y="3.6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2.998cm" svg:y="3.663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276cm" svg:height="0.223cm" svg:x="33.428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3.72cm" svg:y="3.8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286cm" svg:x="34.105cm" svg:y="3.693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34.626cm" svg:y="3.631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, j \mapsto \alpha_j \}~~\pi = \alpha_i \leq 1 \wedge \alpha_j \leq 1§svg§600§FALSE§</svg:desc>
          <draw:polygon draw:style-name="gr6" draw:text-style-name="P6" draw:layer="layout" svg:width="13.215cm" svg:height="0.509cm" svg:x="5.238cm" svg:y="3.59cm" svg:viewBox="0 0 13216 510" draw:points="6608,510 0,510 0,0 13216,0 13216,510">
            <text:p/>
          </draw:polygon>
          <draw:path draw:style-name="gr5" draw:text-style-name="P5" draw:layer="layout" svg:width="0.261cm" svg:height="0.217cm" svg:x="5.256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5.7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6.226cm" svg:y="3.5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6.455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6.753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6.849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7.087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7.376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7.376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7.995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8.263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8.458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8.756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8.878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9.091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9.379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9.379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9.998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0.267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10.457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10.77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0.775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1.395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705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11.895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12.064cm" svg:y="3.6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12.463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2.463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3.08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3.378cm" svg:y="3.8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3.62cm" svg:y="3.5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4.171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4.61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5.13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5.4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15.765cm" svg:y="3.6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6.285cm" svg:y="3.6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6.623cm" svg:y="3.663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7.053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7.345cm" svg:y="3.8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17.73cm" svg:y="3.6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8.251cm" svg:y="3.631cm" svg:viewBox="0 0 164 329" svg:d="M102 13c0-12 0-13-11-13-31 32-76 32-91 32v16c10 0 39 0 64-14v256c0 18-1 24-46 24h-15v15c18-1 60-1 81-1 20 0 63 0 80 1v-15h-16c-44 0-46-6-46-24z">
            <text:p/>
          </draw:path>
        </draw:g>
        <draw:g xml:id="id6" draw:id="id6">
          <draw:custom-shape draw:style-name="gr10" draw:text-style-name="P1" draw:layer="layout" svg:width="15.824cm" svg:height="1.016cm" svg:x="4.663cm" svg:y="7.7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5.824cm" svg:height="1.016cm" svg:x="4.663cm" svg:y="6.71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3.533cm" svg:y="6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}§svg§600§TRUE§</svg:desc>
          <draw:polygon draw:style-name="gr4" draw:text-style-name="P4" draw:layer="layout" svg:width="0.374cm" svg:height="0.335cm" svg:x="3.908cm" svg:y="7.604cm" svg:viewBox="0 0 375 336" draw:points="188,336 0,336 0,0 375,0 375,336">
            <text:p/>
          </draw:polygon>
          <draw:path draw:style-name="gr5" draw:text-style-name="P5" draw:layer="layout" svg:width="0.331cm" svg:height="0.336cm" svg:x="3.925cm" svg:y="7.603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assert(a[j] != 5);}§svg§600§FALSE§</svg:desc>
          <draw:polygon draw:style-name="gr6" draw:text-style-name="P6" draw:layer="layout" svg:width="4.634cm" svg:height="0.45cm" svg:x="9.136cm" svg:y="8.088cm" svg:viewBox="0 0 4635 451" draw:points="2318,451 0,451 0,0 4635,0 4635,451">
            <text:p/>
          </draw:polygon>
          <draw:path draw:style-name="gr5" draw:text-style-name="P5" draw:layer="layout" svg:width="0.231cm" svg:height="0.22cm" svg:x="9.163cm" svg:y="8.213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91cm" svg:height="0.22cm" svg:x="9.429cm" svg:y="8.213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191cm" svg:height="0.22cm" svg:x="9.686cm" svg:y="8.213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202cm" svg:height="0.22cm" svg:x="9.935cm" svg:y="8.213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5" draw:text-style-name="P5" draw:layer="layout" svg:width="0.224cm" svg:height="0.216cm" svg:x="10.182cm" svg:y="8.214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9cm" svg:height="0.276cm" svg:x="10.435cm" svg:y="8.156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131cm" svg:height="0.383cm" svg:x="10.765cm" svg:y="8.087cm" svg:viewBox="0 0 132 384" svg:d="M132 370c0-7-5-10-13-16-62-42-85-108-85-162 0-49 19-118 86-164 7-4 12-7 12-14 0-4-3-14-16-14-15 0-116 66-116 192 0 59 22 103 41 127 26 37 63 65 75 65 13 0 16-10 16-14z">
            <text:p/>
          </draw:path>
          <draw:path draw:style-name="gr5" draw:text-style-name="P5" draw:layer="layout" svg:width="0.231cm" svg:height="0.22cm" svg:x="10.964cm" svg:y="8.213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29cm" svg:height="0.383cm" svg:x="11.304cm" svg:y="8.087cm" svg:viewBox="0 0 130 384" svg:d="M111 31c7 0 19 0 19-16 0-15-12-15-19-15h-91c-17 0-20 4-20 20v344c0 15 3 20 20 20h91c7 0 19 0 19-14 0-16-12-16-19-16h-76v-323z">
            <text:p/>
          </draw:path>
          <draw:path draw:style-name="gr5" draw:text-style-name="P5" draw:layer="layout" svg:width="0.157cm" svg:height="0.413cm" svg:x="11.475cm" svg:y="8.128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129cm" svg:height="0.383cm" svg:x="11.73cm" svg:y="8.087cm" svg:viewBox="0 0 130 384" svg:d="M130 20c0-14-3-20-19-20h-91c-7 0-20 0-20 15 0 16 13 16 20 16h75v323h-75c-7 0-20 0-20 14 0 16 13 16 20 16h91c15 0 19-5 19-20z">
            <text:p/>
          </draw:path>
          <draw:path draw:style-name="gr5" draw:text-style-name="P5" draw:layer="layout" svg:width="0.049cm" svg:height="0.307cm" svg:x="12.329cm" svg:y="8.123cm" svg:viewBox="0 0 50 308" svg:d="M50 28c0-27-21-28-25-28s-25 1-25 28c0 17 3 94 4 116 0 20 0 39 2 59 0 14 12 14 19 14 18 0 20-4 21-24 2-26 2-59 2-85 1-27 2-53 2-80zM50 283c0-14-11-25-25-25s-25 11-25 25 11 25 25 25 25-11 25-25z">
            <text:p/>
          </draw:path>
          <draw:path draw:style-name="gr5" draw:text-style-name="P5" draw:layer="layout" svg:width="0.22cm" svg:height="0.11cm" svg:x="12.501cm" svg:y="8.224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13.023cm" svg:y="8.128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5" draw:text-style-name="P5" draw:layer="layout" svg:width="0.131cm" svg:height="0.383cm" svg:x="13.299cm" svg:y="8.087cm" svg:viewBox="0 0 132 384" svg:d="M132 192c0-59-24-104-41-128-27-36-63-64-76-64-12 0-15 10-15 14 0 7 6 11 8 13 82 53 89 133 89 165 0 49-19 117-86 162-7 6-11 9-11 16 0 4 3 14 15 14 14 0 117-66 117-192z">
            <text:p/>
          </draw:path>
          <draw:path draw:style-name="gr5" draw:text-style-name="P5" draw:layer="layout" svg:width="0.075cm" svg:height="0.28cm" svg:x="13.602cm" svg:y="8.217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sigma = \{~a[0] \mapsto 5~, a[1] \mapsto 0, i \mapsto \alpha_i, j \mapsto \alpha_j \}~\pi = \alpha_i \leq 1 \wedge \alpha_j \leq 1 \wedge ~\alpha_i = 0~§svg§600§FALSE§</svg:desc>
          <draw:polygon draw:style-name="gr6" draw:text-style-name="P6" draw:layer="layout" svg:width="15.466cm" svg:height="0.509cm" svg:x="4.756cm" svg:y="6.993cm" svg:viewBox="0 0 15467 510" draw:points="7734,510 0,510 0,0 15467,0 15467,510">
            <text:p/>
          </draw:polygon>
          <draw:path draw:style-name="gr5" draw:text-style-name="P5" draw:layer="layout" svg:width="0.261cm" svg:height="0.217cm" svg:x="4.774cm" svg:y="7.149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5.218cm" svg:y="7.18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5.744cm" svg:y="6.992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6.138cm" svg:y="7.143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6.435cm" svg:y="6.992cm" svg:viewBox="0 0 69 493" draw:points="69,493 69,473 20,473 20,20 69,20 69,0 0,0 0,493">
            <text:p/>
          </draw:polygon>
          <draw:path draw:style-name="gr5" draw:text-style-name="P5" draw:layer="layout" svg:width="0.208cm" svg:height="0.339cm" svg:x="6.533cm" svg:y="7.034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6.769cm" svg:y="6.992cm" svg:viewBox="0 0 69 493" draw:points="69,0 0,0 0,20 49,20 49,473 0,473 0,493 69,493">
            <text:p/>
          </draw:polygon>
          <draw:path draw:style-name="gr5" draw:text-style-name="P5" draw:layer="layout" svg:width="0.034cm" svg:height="0.184cm" svg:x="7.058cm" svg:y="7.14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7.058cm" svg:y="7.11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96cm" svg:height="0.339cm" svg:x="7.682cm" svg:y="7.034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8.109cm" svg:y="7.309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8.305cm" svg:y="7.143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8.602cm" svg:y="6.992cm" svg:viewBox="0 0 69 493" draw:points="69,493 69,473 20,473 20,20 69,20 69,0 0,0 0,493">
            <text:p/>
          </draw:polygon>
          <draw:path draw:style-name="gr5" draw:text-style-name="P5" draw:layer="layout" svg:width="0.163cm" svg:height="0.328cm" svg:x="8.724cm" svg:y="7.034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8.936cm" svg:y="6.992cm" svg:viewBox="0 0 69 493" draw:points="69,0 0,0 0,20 49,20 49,473 0,473 0,493 69,493">
            <text:p/>
          </draw:polygon>
          <draw:path draw:style-name="gr5" draw:text-style-name="P5" draw:layer="layout" svg:width="0.034cm" svg:height="0.184cm" svg:x="9.225cm" svg:y="7.14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9.225cm" svg:y="7.11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9.844cm" svg:y="7.034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0.112cm" svg:y="7.309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10.303cm" svg:y="7.035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034cm" svg:height="0.184cm" svg:x="10.621cm" svg:y="7.14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0.621cm" svg:y="7.11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11.241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55cm" svg:y="7.20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11.741cm" svg:y="7.309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11.91cm" svg:y="7.035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12.31cm" svg:y="7.14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2.31cm" svg:y="7.11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2.93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3.223cm" svg:y="7.206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3.467cm" svg:y="6.992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3.853cm" svg:y="7.149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4.301cm" svg:y="7.18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4.812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5.121cm" svg:y="7.20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15.446cm" svg:y="7.048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5.967cm" svg:y="7.034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6.304cm" svg:y="7.06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6.734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7.028cm" svg:y="7.206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17.412cm" svg:y="7.048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7.934cm" svg:y="7.034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8.271cm" svg:y="7.06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8.865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9.174cm" svg:y="7.20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19.485cm" svg:y="7.18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9.995cm" svg:y="7.034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</draw:g>
        <draw:g xml:id="id7" draw:id="id7">
          <draw:custom-shape draw:style-name="gr11" draw:text-style-name="P1" draw:layer="layout" svg:width="17.927cm" svg:height="1.016cm" svg:x="23.363cm" svg:y="7.73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7.927cm" svg:height="1.016cm" svg:x="23.363cm" svg:y="6.7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22.233cm" svg:y="6.71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E}§svg§600§TRUE§</svg:desc>
          <draw:polygon draw:style-name="gr4" draw:text-style-name="P4" draw:layer="layout" svg:width="0.334cm" svg:height="0.335cm" svg:x="22.609cm" svg:y="7.604cm" svg:viewBox="0 0 335 336" draw:points="168,336 0,336 0,0 335,0 335,336">
            <text:p/>
          </draw:polygon>
          <draw:path draw:style-name="gr5" draw:text-style-name="P5" draw:layer="layout" svg:width="0.306cm" svg:height="0.335cm" svg:x="22.626cm" svg:y="7.604cm" svg:viewBox="0 0 307 336" svg:d="M50 297c0 18 0 24-39 24h-11v15h286l21-127h-13c-12 75-23 112-109 112h-66c-24 0-24-3-24-20v-132h45c48 0 53 16 53 58h13v-132h-13c0 44-5 59-53 59h-45v-119c0-17 0-20 24-20h65c75 0 88 27 96 96h13l-14-111h-279v15h11c39 0 39 6 39 24z">
            <text:p/>
          </draw:path>
        </draw:g>
        <draw:g>
          <svg:title>TexMaths</svg:title>
          <svg:desc>14§display§\texttt{assert(a[j] != 5);}§svg§600§FALSE§</svg:desc>
          <draw:polygon draw:style-name="gr6" draw:text-style-name="P6" draw:layer="layout" svg:width="4.634cm" svg:height="0.45cm" svg:x="30.135cm" svg:y="8.09cm" svg:viewBox="0 0 4635 451" draw:points="2318,451 0,451 0,0 4635,0 4635,451">
            <text:p/>
          </draw:polygon>
          <draw:path draw:style-name="gr5" draw:text-style-name="P5" draw:layer="layout" svg:width="0.231cm" svg:height="0.22cm" svg:x="30.162cm" svg:y="8.215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91cm" svg:height="0.22cm" svg:x="30.428cm" svg:y="8.215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191cm" svg:height="0.22cm" svg:x="30.685cm" svg:y="8.215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202cm" svg:height="0.22cm" svg:x="30.934cm" svg:y="8.215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5" draw:text-style-name="P5" draw:layer="layout" svg:width="0.224cm" svg:height="0.216cm" svg:x="31.181cm" svg:y="8.216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9cm" svg:height="0.276cm" svg:x="31.434cm" svg:y="8.158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131cm" svg:height="0.383cm" svg:x="31.764cm" svg:y="8.089cm" svg:viewBox="0 0 132 384" svg:d="M132 370c0-7-5-10-13-16-62-42-85-108-85-162 0-49 19-118 86-164 7-4 12-7 12-14 0-4-3-14-16-14-15 0-116 66-116 192 0 59 22 103 41 127 26 37 63 65 75 65 13 0 16-10 16-14z">
            <text:p/>
          </draw:path>
          <draw:path draw:style-name="gr5" draw:text-style-name="P5" draw:layer="layout" svg:width="0.231cm" svg:height="0.22cm" svg:x="31.963cm" svg:y="8.215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29cm" svg:height="0.383cm" svg:x="32.303cm" svg:y="8.089cm" svg:viewBox="0 0 130 384" svg:d="M111 31c7 0 19 0 19-16 0-15-12-15-19-15h-91c-17 0-20 4-20 20v344c0 15 3 20 20 20h91c7 0 19 0 19-14 0-16-12-16-19-16h-76v-323z">
            <text:p/>
          </draw:path>
          <draw:path draw:style-name="gr5" draw:text-style-name="P5" draw:layer="layout" svg:width="0.157cm" svg:height="0.413cm" svg:x="32.474cm" svg:y="8.13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129cm" svg:height="0.383cm" svg:x="32.729cm" svg:y="8.089cm" svg:viewBox="0 0 130 384" svg:d="M130 20c0-14-3-20-19-20h-91c-7 0-20 0-20 15 0 16 13 16 20 16h75v323h-75c-7 0-20 0-20 14 0 16 13 16 20 16h91c15 0 19-5 19-20z">
            <text:p/>
          </draw:path>
          <draw:path draw:style-name="gr5" draw:text-style-name="P5" draw:layer="layout" svg:width="0.049cm" svg:height="0.307cm" svg:x="33.328cm" svg:y="8.125cm" svg:viewBox="0 0 50 308" svg:d="M50 28c0-27-21-28-25-28s-25 1-25 28c0 17 3 94 4 116 0 20 0 39 2 59 0 14 12 14 19 14 18 0 20-4 21-24 2-26 2-59 2-85 1-27 2-53 2-80zM50 283c0-14-11-25-25-25s-25 11-25 25 11 25 25 25 25-11 25-25z">
            <text:p/>
          </draw:path>
          <draw:path draw:style-name="gr5" draw:text-style-name="P5" draw:layer="layout" svg:width="0.22cm" svg:height="0.11cm" svg:x="33.5cm" svg:y="8.226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34.022cm" svg:y="8.13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5" draw:text-style-name="P5" draw:layer="layout" svg:width="0.131cm" svg:height="0.383cm" svg:x="34.298cm" svg:y="8.089cm" svg:viewBox="0 0 132 384" svg:d="M132 192c0-59-24-104-41-128-27-36-63-64-76-64-12 0-15 10-15 14 0 7 6 11 8 13 82 53 89 133 89 165 0 49-19 117-86 162-7 6-11 9-11 16 0 4 3 14 15 14 14 0 117-66 117-192z">
            <text:p/>
          </draw:path>
          <draw:path draw:style-name="gr5" draw:text-style-name="P5" draw:layer="layout" svg:width="0.075cm" svg:height="0.28cm" svg:x="34.601cm" svg:y="8.219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sigma = \{ a[0] \mapsto 0,~a[1] \mapsto 5~, i \mapsto \alpha_i, j \mapsto \alpha_j \}~~\pi = \alpha_i \geq 0 \wedge \alpha_i \leq 1 \wedge \alpha_j \leq 1 \wedge~\alpha_i = 1 §svg§600§FALSE§</svg:desc>
          <draw:polygon draw:style-name="gr6" draw:text-style-name="P6" draw:layer="layout" svg:width="17.552cm" svg:height="0.509cm" svg:x="23.52cm" svg:y="6.995cm" svg:viewBox="0 0 17553 510" draw:points="8777,510 0,510 0,0 17553,0 17553,510">
            <text:p/>
          </draw:polygon>
          <draw:path draw:style-name="gr5" draw:text-style-name="P5" draw:layer="layout" svg:width="0.261cm" svg:height="0.217cm" svg:x="23.538cm" svg:y="7.151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23.982cm" svg:y="7.18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4.508cm" svg:y="6.994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24.737cm" svg:y="7.145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25.035cm" svg:y="6.994cm" svg:viewBox="0 0 69 493" draw:points="69,493 69,473 20,473 20,20 69,20 69,0 0,0 0,493">
            <text:p/>
          </draw:polygon>
          <draw:path draw:style-name="gr5" draw:text-style-name="P5" draw:layer="layout" svg:width="0.208cm" svg:height="0.339cm" svg:x="25.131cm" svg:y="7.036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25.369cm" svg:y="6.994cm" svg:viewBox="0 0 69 493" draw:points="69,0 0,0 0,20 49,20 49,473 0,473 0,493 69,493">
            <text:p/>
          </draw:polygon>
          <draw:path draw:style-name="gr5" draw:text-style-name="P5" draw:layer="layout" svg:width="0.034cm" svg:height="0.184cm" svg:x="25.658cm" svg:y="7.14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5.658cm" svg:y="7.112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26.277cm" svg:y="7.036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6.545cm" svg:y="7.311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26.905cm" svg:y="7.145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27.202cm" svg:y="6.994cm" svg:viewBox="0 0 69 493" draw:points="69,493 69,473 20,473 20,20 69,20 69,0 0,0 0,493">
            <text:p/>
          </draw:polygon>
          <draw:path draw:style-name="gr5" draw:text-style-name="P5" draw:layer="layout" svg:width="0.163cm" svg:height="0.328cm" svg:x="27.324cm" svg:y="7.036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27.537cm" svg:y="6.994cm" svg:viewBox="0 0 69 493" draw:points="69,0 0,0 0,20 49,20 49,473 0,473 0,493 69,493">
            <text:p/>
          </draw:polygon>
          <draw:path draw:style-name="gr5" draw:text-style-name="P5" draw:layer="layout" svg:width="0.034cm" svg:height="0.184cm" svg:x="27.825cm" svg:y="7.14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7.825cm" svg:y="7.112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96cm" svg:height="0.339cm" svg:x="28.449cm" svg:y="7.036cm" svg:viewBox="0 0 197 340" svg:d="M197 230c0-59-40-108-93-108-24 0-45 7-63 25v-97c9 3 26 7 42 7 61 0 95-46 95-51 0-3-2-6-4-6 0 0-2 0-5 1-9 5-33 14-67 14-19 0-43-2-66-14-4-1-5-1-5-1-6 0-6 4-6 13v145c0 10 0 13 7 13 3 0 4-2 7-4 4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28.876cm" svg:y="7.311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29.067cm" svg:y="7.037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034cm" svg:height="0.184cm" svg:x="29.385cm" svg:y="7.14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9.385cm" svg:y="7.112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30.005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0.314cm" svg:y="7.20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30.505cm" svg:y="7.311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30.674cm" svg:y="7.037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31.074cm" svg:y="7.14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31.074cm" svg:y="7.112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31.695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1.987cm" svg:y="7.208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32.231cm" svg:y="6.994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32.781cm" svg:y="7.151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33.229cm" svg:y="7.18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33.74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4.049cm" svg:y="7.20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34.374cm" svg:y="7.05cm" svg:viewBox="0 0 302 382" svg:d="M293 154c7-3 9-7 9-11s-2-7-9-11l-273-129c-7-3-9-3-10-3-6 0-10 4-10 10 0 5 4 8 10 11l259 122-259 122c-10 4-10 8-10 11 0 6 4 10 10 10 1 0 3 0 8-3zM284 382c9 0 18 0 18-9 0-10-11-10-18-10h-266c-8 0-18 0-18 10 0 9 8 9 17 9z">
            <text:p/>
          </draw:path>
          <draw:path draw:style-name="gr5" draw:text-style-name="P5" draw:layer="layout" svg:width="0.208cm" svg:height="0.339cm" svg:x="34.871cm" svg:y="7.036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35.234cm" svg:y="7.068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5.662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5.971cm" svg:y="7.20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36.298cm" svg:y="7.0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36.818cm" svg:y="7.036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7.156cm" svg:y="7.068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7.584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7.878cm" svg:y="7.208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38.263cm" svg:y="7.0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38.784cm" svg:y="7.036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9.121cm" svg:y="7.068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9.715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40.024cm" svg:y="7.20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40.337cm" svg:y="7.18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40.87cm" svg:y="7.036cm" svg:viewBox="0 0 164 329" svg:d="M102 13c0-12 0-13-11-13-31 32-76 32-91 32v16c10 0 39 0 64-14v256c0 18-1 24-46 24h-15v15c18-1 60-1 81-1 20 0 63 0 80 1v-15h-16c-44 0-46-6-46-24z">
            <text:p/>
          </draw:path>
        </draw:g>
        <draw:connector draw:style-name="gr9" draw:text-style-name="P1" draw:layer="layout" draw:type="lines" draw:line-skew="0cm -0.319cm" svg:x1="14.974cm" svg:y1="5.338cm" svg:x2="32.326cm" svg:y2="6.712cm" draw:start-shape="id5" draw:start-glue-point="2" draw:end-shape="id7" draw:end-glue-point="0" svg:d="M14974 5338v500l17352 54v820" svg:viewBox="0 0 17353 1375">
          <text:p/>
        </draw:connector>
        <draw:custom-shape draw:style-name="gr12" draw:text-style-name="P2" xml:id="id5" draw:id="id5" draw:layer="layout" svg:width="3.032cm" svg:height="0.762cm" svg:x="13.458cm" svg:y="4.57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alpha_i = 0§svg§600§FALSE§</svg:desc>
          <draw:polygon draw:style-name="gr6" draw:text-style-name="P6" draw:layer="layout" svg:width="1.378cm" svg:height="0.39cm" svg:x="10.679cm" svg:y="5.693cm" svg:viewBox="0 0 1379 391" draw:points="689,391 0,391 0,0 1379,0 1379,391">
            <text:p/>
          </draw:polygon>
          <draw:path draw:style-name="gr5" draw:text-style-name="P5" draw:layer="layout" svg:width="0.276cm" svg:height="0.223cm" svg:x="10.699cm" svg:y="5.7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009cm" svg:y="5.85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11.32cm" svg:y="5.8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1.83cm" svg:y="5.682cm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
            <text:p/>
          </draw:path>
        </draw:g>
        <draw:g>
          <svg:title>TexMaths</svg:title>
          <svg:desc>14§display§\alpha_i = 1§svg§600§FALSE§</svg:desc>
          <draw:polygon draw:style-name="gr6" draw:text-style-name="P6" draw:layer="layout" svg:width="1.378cm" svg:height="0.39cm" svg:x="33.069cm" svg:y="5.685cm" svg:viewBox="0 0 1379 391" draw:points="689,391 0,391 0,0 1379,0 1379,391">
            <text:p/>
          </draw:polygon>
          <draw:path draw:style-name="gr5" draw:text-style-name="P5" draw:layer="layout" svg:width="0.276cm" svg:height="0.223cm" svg:x="33.089cm" svg:y="5.78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3.399cm" svg:y="5.84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33.71cm" svg:y="5.82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34.245cm" svg:y="5.674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13" draw:text-style-name="P1" draw:layer="layout" svg:width="2.028cm" svg:height="0.762cm" svg:x="5.982cm" svg:y="6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.524cm" svg:height="0.762cm" svg:x="18.779cm" svg:y="6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056cm" svg:height="0.762cm" svg:x="26.74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608cm" svg:height="0.762cm" svg:x="39.572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8" draw:id="id8" draw:layer="layout" svg:width="15.748cm" svg:height="1.778cm" svg:x="0.447cm" svg:y="10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5 = 5 \wedge \alpha_i \leq 1 \wedge \alpha_j \leq 1 \wedge \alpha_i = 0 \wedge \alpha_j = 0§svg§600§TRUE§</svg:desc>
          <draw:polygon draw:style-name="gr4" draw:text-style-name="P4" draw:layer="layout" svg:width="8.923cm" svg:height="0.457cm" svg:x="0.632cm" svg:y="10.744cm" svg:viewBox="0 0 8924 458" draw:points="4462,458 0,458 0,0 8924,0 8924,458">
            <text:p/>
          </draw:polygon>
          <draw:path draw:style-name="gr5" draw:text-style-name="P5" draw:layer="layout" svg:width="0.196cm" svg:height="0.339cm" svg:x="0.657cm" svg:y="10.733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328cm" svg:height="0.115cm" svg:x="1.041cm" svg:y="10.8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96cm" svg:height="0.339cm" svg:x="1.556cm" svg:y="10.733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273cm" svg:height="0.306cm" svg:x="1.913cm" svg:y="10.765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.343cm" svg:y="10.84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.652cm" svg:y="10.905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2.977cm" svg:y="10.747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3.498cm" svg:y="10.733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.835cm" svg:y="10.765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4.265cm" svg:y="10.84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4.559cm" svg:y="10.905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4.944cm" svg:y="10.747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5.465cm" svg:y="10.733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5.802cm" svg:y="10.765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6.231cm" svg:y="10.84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6.542cm" svg:y="10.905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6.852cm" svg:y="10.8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7.362cm" svg:y="10.733cm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7.725cm" svg:y="10.765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8.155cm" svg:y="10.84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8.447cm" svg:y="10.905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8.82cm" svg:y="10.8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9.329cm" svg:y="10.733cm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
            <text:p/>
          </draw:path>
        </draw:g>
        <draw:custom-shape draw:style-name="gr18" draw:text-style-name="P8" draw:layer="layout" svg:width="6.212cm" svg:height="1.379cm" svg:x="9.801cm" svg:y="10.2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if}~\alpha_i = 0 \wedge \alpha_j = 0~\text{ERROR}§svg§600§TRUE§</svg:desc>
          <draw:polygon draw:style-name="gr4" draw:text-style-name="P4" draw:layer="layout" svg:width="5.742cm" svg:height="0.482cm" svg:x="10.038cm" svg:y="10.747cm" svg:viewBox="0 0 5743 483" draw:points="2872,483 0,483 0,0 5743,0 5743,483">
            <text:p/>
          </draw:polygon>
          <draw:path draw:style-name="gr5" draw:text-style-name="P5" draw:layer="layout" svg:width="0.105cm" svg:height="0.33cm" svg:x="10.055cm" svg:y="10.758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5" draw:text-style-name="P5" draw:layer="layout" svg:width="0.16cm" svg:height="0.348cm" svg:x="10.191cm" svg:y="10.74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5" draw:text-style-name="P5" draw:layer="layout" svg:width="0.276cm" svg:height="0.223cm" svg:x="10.51cm" svg:y="10.8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0.819cm" svg:y="10.93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11.13cm" svg:y="10.907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1.64cm" svg:y="10.76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12.002cm" svg:y="10.793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2.432cm" svg:y="10.8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2.725cm" svg:y="10.93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28cm" svg:height="0.115cm" svg:x="13.097cm" svg:y="10.907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3.607cm" svg:y="10.76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306cm" svg:height="0.335cm" svg:x="14.013cm" svg:y="10.753cm" svg:viewBox="0 0 307 336" svg:d="M50 297c0 18 0 24-39 24h-11v15h286l21-127h-13c-13 75-24 112-109 112h-66c-22 0-24-3-24-20v-132h45c48 0 53 16 53 58h13v-132h-13c0 44-5 59-53 59h-45v-119c0-17 2-20 24-20h64c76 0 89 27 97 96h13l-14-111h-279v15h11c39 0 39 6 39 24z">
            <text:p/>
          </draw:path>
          <draw:path draw:style-name="gr5" draw:text-style-name="P5" draw:layer="layout" svg:width="0.343cm" svg:height="0.348cm" svg:x="14.347cm" svg:y="10.751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18 19 18 34 18 66 0 33 0 54 21 72 20 18 48 21 62 21 39 0 47-41 47-55 0-3 0-8-7-8-5 0-5 4-5 8-3 35-20 44-32 44-24 0-28-26-35-72l-7-39c-9-32-33-48-61-58z">
            <text:p/>
          </draw:path>
          <draw:path draw:style-name="gr5" draw:text-style-name="P5" draw:layer="layout" svg:width="0.343cm" svg:height="0.348cm" svg:x="14.709cm" svg:y="10.751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18 19 18 34 18 66 0 33 0 54 21 72 20 18 48 21 62 21 39 0 47-41 47-55 0-3 0-8-7-8-4 0-4 4-5 8-3 35-20 44-32 44-24 0-28-26-35-72l-7-39c-9-32-33-48-61-58z">
            <text:p/>
          </draw:path>
          <draw:path draw:style-name="gr5" draw:text-style-name="P5" draw:layer="layout" svg:width="0.328cm" svg:height="0.359cm" svg:x="15.066cm" svg:y="10.74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5" draw:text-style-name="P5" draw:layer="layout" svg:width="0.343cm" svg:height="0.348cm" svg:x="15.437cm" svg:y="10.751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20 19 20 34 20 66 0 33 0 54 19 72 20 18 48 21 62 21 39 0 47-41 47-55 0-3 0-8-7-8-4 0-4 4-5 8-3 35-20 44-32 44-24 0-28-26-35-72l-7-39c-9-32-33-48-61-58z">
            <text:p/>
          </draw:path>
        </draw:g>
        <draw:connector draw:style-name="gr9" draw:text-style-name="P1" draw:layer="layout" draw:type="lines" draw:line-skew="0cm -0.26cm" svg:x1="12.575cm" svg:y1="8.746cm" svg:x2="8.321cm" svg:y2="10.016cm" draw:start-shape="id6" draw:start-glue-point="2" draw:end-shape="id8" draw:end-glue-point="0" svg:d="M12575 8746v501l-4254 8v761" svg:viewBox="0 0 4255 1271">
          <text:p/>
        </draw:connector>
        <draw:custom-shape draw:style-name="gr19" draw:text-style-name="P7" draw:layer="layout" svg:width="14.327cm" svg:height="1.778cm" svg:x="6.67cm" svg:y="12.2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0 = 5 \wedge \alpha_j \leq 1 \wedge \alpha_j \leq 1 \wedge \alpha_i = 0 \wedge \alpha_j = 1 \Longleftrightarrow false§svg§600§TRUE§</svg:desc>
          <draw:polygon draw:style-name="gr4" draw:text-style-name="P4" draw:layer="layout" svg:width="11.304cm" svg:height="0.482cm" svg:x="6.936cm" svg:y="12.944cm" svg:viewBox="0 0 11305 483" draw:points="5653,483 0,483 0,0 11305,0 11305,483">
            <text:p/>
          </draw:polygon>
          <draw:path draw:style-name="gr5" draw:text-style-name="P5" draw:layer="layout" svg:width="0.208cm" svg:height="0.339cm" svg:x="6.956cm" svg:y="12.957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328cm" svg:height="0.115cm" svg:x="7.345cm" svg:y="13.10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96cm" svg:height="0.339cm" svg:x="7.86cm" svg:y="12.957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273cm" svg:height="0.306cm" svg:x="8.217cm" svg:y="12.9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8.647cm" svg:y="13.0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8.939cm" svg:y="13.1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9.324cm" svg:y="12.972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9.845cm" svg:y="12.95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0.184cm" svg:y="12.9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0.612cm" svg:y="13.0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0.906cm" svg:y="13.1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11.291cm" svg:y="12.972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1.812cm" svg:y="12.95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2.15cm" svg:y="12.9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2.579cm" svg:y="13.0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2.889cm" svg:y="13.1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13.2cm" svg:y="13.10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3.709cm" svg:y="12.957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14.072cm" svg:y="12.9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4.502cm" svg:y="13.0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4.794cm" svg:y="13.1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15.167cm" svg:y="13.10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15.7cm" svg:y="12.95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437cm" svg:height="0.271cm" svg:x="16.065cm" svg:y="13.027cm" svg:viewBox="0 0 438 272" svg:d="M421 193c9 0 17 0 17-10 0-9-8-9-18-9h-314c-19-17-44-31-61-38 18-7 42-21 61-38h314c10 0 18 0 18-10s-8-10-17-10h-292c24-22 50-67 50-72 0-6-7-6-10-6-4 0-7 0-9 4-10 18-24 45-56 73-34 31-68 45-93 52-8 3-10 3-10 4-1 0-1 1-1 3 0 1 0 3 0 3l1 1c2 0 2 1 12 4 67 20 116 65 144 118 5 10 5 10 12 10 3 0 10 0 10-6 0-5-25-49-50-73z">
            <text:p/>
          </draw:path>
          <draw:path draw:style-name="gr5" draw:text-style-name="P5" draw:layer="layout" svg:width="0.437cm" svg:height="0.271cm" svg:x="16.474cm" svg:y="13.027cm" svg:viewBox="0 0 438 272" svg:d="M332 98c19 18 45 31 61 38-18 8-42 21-61 38h-314c-8 0-18 0-18 9 0 10 8 10 17 10h292c-23 24-50 68-50 73 0 6 7 6 10 6 4 0 7 0 10-4 9-19 23-45 56-73 33-31 67-44 92-52 8-3 10-3 10-4 1 0 1-2 1-3 0-2 0-2 0-3l-1-1c-2 0-2 0-11-3-68-21-117-66-145-119-5-10-5-10-12-10-3 0-10 0-10 6 0 5 25 49 50 72h-292c-9 0-17 0-17 10s10 10 18 10z">
            <text:p/>
          </draw:path>
          <draw:path draw:style-name="gr5" draw:text-style-name="P5" draw:layer="layout" svg:width="0.245cm" svg:height="0.449cm" svg:x="17.1cm" svg:y="12.937cm" svg:viewBox="0 0 246 450" svg:d="M155 151h42c10 0 16 0 16-11 0-4-6-4-14-4h-41l11-58c2-9 9-44 12-50 4-10 12-17 23-17 2 0 14 0 24 9-22 2-26 19-26 26 0 11 8 17 18 17 12 0 26-10 26-29 0-23-22-34-42-34-16 0-49 8-63 57-2 12-4 16-16 79h-34c-10 0-15 0-15 8 0 7 4 7 14 7h32l-37 195c-9 48-18 92-43 92-1 0-14 0-24-8 23-1 27-20 27-27 0-11-9-18-18-18-13 0-27 11-27 31 0 21 22 34 42 34 27 0 48-30 56-48 15-32 27-91 28-95z">
            <text:p/>
          </draw:path>
          <draw:path draw:style-name="gr5" draw:text-style-name="P5" draw:layer="layout" svg:width="0.226cm" svg:height="0.223cm" svg:x="17.386cm" svg:y="13.067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ath draw:style-name="gr5" draw:text-style-name="P5" draw:layer="layout" svg:width="0.105cm" svg:height="0.348cm" svg:x="17.647cm" svg:y="12.943cm" svg:viewBox="0 0 106 349" svg:d="M106 6c0 0 0-6-5-6-13 0-49 4-62 6-4 0-10 0-10 9 0 6 6 6 13 6 24 0 25 4 25 8l-1 10-63 247c-2 5-3 10-3 17 0 28 22 46 45 46 17 0 29-10 38-28s15-48 15-49c0-4-4-4-6-4-5 0-5 1-7 8-9 32-18 62-39 62-14 0-14-16-14-23 0-12 0-14 3-24z">
            <text:p/>
          </draw:path>
          <draw:path draw:style-name="gr5" draw:text-style-name="P5" draw:layer="layout" svg:width="0.181cm" svg:height="0.223cm" svg:x="17.807cm" svg:y="13.067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5" draw:text-style-name="P5" draw:layer="layout" svg:width="0.189cm" svg:height="0.223cm" svg:x="18.034cm" svg:y="13.067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alpha_j = 0§svg§600§FALSE§</svg:desc>
          <draw:polygon draw:style-name="gr6" draw:text-style-name="P6" draw:layer="layout" svg:width="1.421cm" svg:height="0.457cm" svg:x="6.38cm" svg:y="9.095cm" svg:viewBox="0 0 1422 458" draw:points="711,458 0,458 0,0 1422,0 1422,458">
            <text:p/>
          </draw:polygon>
          <draw:path draw:style-name="gr5" draw:text-style-name="P5" draw:layer="layout" svg:width="0.276cm" svg:height="0.223cm" svg:x="6.4cm" svg:y="9.19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6.694cm" svg:y="9.256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7.064cm" svg:y="9.23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7.574cm" svg:y="9.084cm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
            <text:p/>
          </draw:path>
        </draw:g>
        <draw:custom-shape draw:style-name="gr20" draw:text-style-name="P8" draw:layer="layout" svg:width="2.228cm" svg:height="1.379cm" svg:x="18.545cm" svg:y="12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OK}§svg§600§TRUE§</svg:desc>
          <draw:polygon draw:style-name="gr4" draw:text-style-name="P4" draw:layer="layout" svg:width="0.763cm" svg:height="0.335cm" svg:x="19.261cm" svg:y="12.952cm" svg:viewBox="0 0 764 336" draw:points="382,336 0,336 0,0 764,0 764,336">
            <text:p/>
          </draw:polygon>
          <draw:path draw:style-name="gr5" draw:text-style-name="P5" draw:layer="layout" svg:width="0.328cm" svg:height="0.359cm" svg:x="19.289cm" svg:y="12.939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5" draw:text-style-name="P5" draw:layer="layout" svg:width="0.346cm" svg:height="0.337cm" svg:x="19.658cm" svg:y="12.95cm" svg:viewBox="0 0 347 338" svg:d="M182 130l88-85c4-4 31-30 70-30v-15c-13 1-28 1-42 1-18 0-46 0-63-1v15c20 0 24 12 24 17 0 7-6 13-10 16l-154 148v-157c0-18 0-24 39-24h12v-15c-17 1-54 1-73 1-18 0-56 0-73-1v15h11c39 0 39 6 39 24v261c0 17 0 22-39 22h-11v16c17-2 53-2 73-2 18 0 56 0 73 2v-16h-12c-39 0-39-5-39-22v-87l58-55 89 133c3 5 7 10 7 17 0 14-20 14-29 14v16c16-2 51-2 70-2 18 0 36 0 57 2v-16c-27 0-36-1-52-24z">
            <text:p/>
          </draw:path>
        </draw:g>
        <draw:connector draw:style-name="gr9" draw:text-style-name="P1" draw:layer="layout" draw:type="lines" draw:line-skew="0cm -2.449cm" svg:x1="12.575cm" svg:y1="8.746cm" svg:x2="16.829cm" svg:y2="12.204cm" draw:start-shape="id6" draw:start-glue-point="2" draw:end-shape="id9" draw:end-glue-point="0" svg:d="M12575 8746v501l4254 8v2949" svg:viewBox="0 0 4255 3459">
          <text:p/>
        </draw:connector>
        <draw:custom-shape draw:style-name="gr21" draw:text-style-name="P1" xml:id="id9" draw:id="id9" draw:layer="layout" svg:width="1.397cm" svg:height="0.508cm" svg:x="16.131cm" svg:y="12.2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alpha_j = 1§svg§600§FALSE§</svg:desc>
          <draw:polygon draw:style-name="gr6" draw:text-style-name="P6" draw:layer="layout" svg:width="1.421cm" svg:height="0.457cm" svg:x="17.28cm" svg:y="9.095cm" svg:viewBox="0 0 1422 458" draw:points="711,458 0,458 0,0 1422,0 1422,458">
            <text:p/>
          </draw:polygon>
          <draw:path draw:style-name="gr5" draw:text-style-name="P5" draw:layer="layout" svg:width="0.276cm" svg:height="0.223cm" svg:x="17.3cm" svg:y="9.19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7.594cm" svg:y="9.256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17.964cm" svg:y="9.23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18.499cm" svg:y="9.084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22" draw:text-style-name="P1" draw:layer="layout" svg:width="1.569cm" svg:height="0.762cm" svg:x="8.067cm" svg:y="10.5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569cm" svg:height="0.762cm" svg:x="14.4cm" svg:y="12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15.748cm" svg:height="1.778cm" svg:x="27.043cm" svg:y="12.2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5 = 5 \wedge \alpha_i \leq 1 \wedge \alpha_j \leq 1 \wedge \alpha_i = 1 \wedge \alpha_j = 1§svg§600§TRUE§</svg:desc>
          <draw:polygon draw:style-name="gr4" draw:text-style-name="P4" draw:layer="layout" svg:width="8.923cm" svg:height="0.457cm" svg:x="27.228cm" svg:y="12.939cm" svg:viewBox="0 0 8924 458" draw:points="4462,458 0,458 0,0 8924,0 8924,458">
            <text:p/>
          </draw:polygon>
          <draw:path draw:style-name="gr5" draw:text-style-name="P5" draw:layer="layout" svg:width="0.196cm" svg:height="0.339cm" svg:x="27.253cm" svg:y="12.928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328cm" svg:height="0.115cm" svg:x="27.637cm" svg:y="13.075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96cm" svg:height="0.339cm" svg:x="28.152cm" svg:y="12.928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273cm" svg:height="0.306cm" svg:x="28.509cm" svg:y="12.9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8.939cm" svg:y="13.0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9.248cm" svg:y="13.1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29.573cm" svg:y="12.942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30.094cm" svg:y="12.928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0.431cm" svg:y="12.9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0.861cm" svg:y="13.0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1.155cm" svg:y="13.1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31.54cm" svg:y="12.942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32.061cm" svg:y="12.928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2.398cm" svg:y="12.9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2.827cm" svg:y="13.0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3.138cm" svg:y="13.1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33.448cm" svg:y="13.075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33.983cm" svg:y="12.928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4.321cm" svg:y="12.9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4.751cm" svg:y="13.0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5.043cm" svg:y="13.1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35.416cm" svg:y="13.075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35.949cm" svg:y="12.928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18" draw:text-style-name="P8" draw:layer="layout" svg:width="6.212cm" svg:height="1.379cm" svg:x="36.397cm" svg:y="12.4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if}~\alpha_i = 1 \wedge \alpha_j = 1~\text{ERROR}§svg§600§TRUE§</svg:desc>
          <draw:polygon draw:style-name="gr4" draw:text-style-name="P4" draw:layer="layout" svg:width="5.742cm" svg:height="0.482cm" svg:x="36.635cm" svg:y="12.943cm" svg:viewBox="0 0 5743 483" draw:points="2872,483 0,483 0,0 5743,0 5743,483">
            <text:p/>
          </draw:polygon>
          <draw:path draw:style-name="gr5" draw:text-style-name="P5" draw:layer="layout" svg:width="0.105cm" svg:height="0.33cm" svg:x="36.652cm" svg:y="12.95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5" draw:text-style-name="P5" draw:layer="layout" svg:width="0.16cm" svg:height="0.348cm" svg:x="36.788cm" svg:y="12.936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5" draw:text-style-name="P5" draw:layer="layout" svg:width="0.276cm" svg:height="0.223cm" svg:x="37.107cm" svg:y="13.06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7.416cm" svg:y="13.129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37.727cm" svg:y="13.10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38.262cm" svg:y="12.956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8.599cm" svg:y="12.98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9.029cm" svg:y="13.06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9.322cm" svg:y="13.129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28cm" svg:height="0.115cm" svg:x="39.694cm" svg:y="13.10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40.228cm" svg:y="12.956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306cm" svg:height="0.335cm" svg:x="40.61cm" svg:y="12.949cm" svg:viewBox="0 0 307 336" svg:d="M50 297c0 18 0 24-39 24h-11v15h286l21-127h-13c-13 75-24 112-109 112h-66c-22 0-24-3-24-20v-132h45c48 0 53 16 53 58h13v-132h-13c0 44-5 59-53 59h-45v-119c0-17 2-20 24-20h64c76 0 89 27 97 96h13l-14-111h-279v15h11c39 0 39 6 39 24z">
            <text:p/>
          </draw:path>
          <draw:path draw:style-name="gr5" draw:text-style-name="P5" draw:layer="layout" svg:width="0.343cm" svg:height="0.348cm" svg:x="40.944cm" svg:y="12.947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18 19 18 34 18 66 0 33 0 54 21 72 20 18 48 21 62 21 39 0 47-41 47-55 0-3 0-8-7-8-5 0-5 4-5 8-3 35-20 44-32 44-24 0-28-26-35-72l-7-39c-9-32-33-48-61-58z">
            <text:p/>
          </draw:path>
          <draw:path draw:style-name="gr5" draw:text-style-name="P5" draw:layer="layout" svg:width="0.343cm" svg:height="0.348cm" svg:x="41.306cm" svg:y="12.947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18 19 18 34 18 66 0 33 0 54 21 72 20 18 48 21 62 21 39 0 47-41 47-55 0-3 0-8-7-8-4 0-4 4-5 8-3 35-20 44-32 44-24 0-28-26-35-72l-7-39c-9-32-33-48-61-58z">
            <text:p/>
          </draw:path>
          <draw:path draw:style-name="gr5" draw:text-style-name="P5" draw:layer="layout" svg:width="0.328cm" svg:height="0.359cm" svg:x="41.663cm" svg:y="12.936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5" draw:text-style-name="P5" draw:layer="layout" svg:width="0.343cm" svg:height="0.348cm" svg:x="42.034cm" svg:y="12.947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20 19 20 34 20 66 0 33 0 54 19 72 20 18 48 21 62 21 39 0 47-41 47-55 0-3 0-8-7-8-4 0-4 4-5 8-3 35-20 44-32 44-24 0-28-26-35-72l-7-39c-9-32-33-48-61-58z">
            <text:p/>
          </draw:path>
        </draw:g>
        <draw:connector draw:style-name="gr9" draw:text-style-name="P1" draw:layer="layout" draw:type="lines" draw:line-skew="0cm -2.449cm" svg:x1="32.326cm" svg:y1="8.747cm" svg:x2="36.164cm" svg:y2="12.204cm" draw:start-shape="id7" draw:start-glue-point="2" draw:end-shape="id10" draw:end-glue-point="0" svg:d="M32326 8747v501l3838 7v2949" svg:viewBox="0 0 3839 3458">
          <text:p/>
        </draw:connector>
        <draw:custom-shape draw:style-name="gr19" draw:text-style-name="P7" draw:layer="layout" svg:width="14.327cm" svg:height="1.778cm" svg:x="20.905cm" svg:y="10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0 = 5 \wedge \alpha_j \leq 1 \wedge \alpha_j \leq 1 \wedge \alpha_i = 1 \wedge \alpha_j = 0 \Longleftrightarrow false§svg§600§TRUE§</svg:desc>
          <draw:polygon draw:style-name="gr4" draw:text-style-name="P4" draw:layer="layout" svg:width="11.304cm" svg:height="0.482cm" svg:x="21.172cm" svg:y="10.744cm" svg:viewBox="0 0 11305 483" draw:points="5653,483 0,483 0,0 11305,0 11305,483">
            <text:p/>
          </draw:polygon>
          <draw:path draw:style-name="gr5" draw:text-style-name="P5" draw:layer="layout" svg:width="0.208cm" svg:height="0.339cm" svg:x="21.192cm" svg:y="10.757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328cm" svg:height="0.115cm" svg:x="21.581cm" svg:y="10.90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96cm" svg:height="0.339cm" svg:x="22.096cm" svg:y="10.757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273cm" svg:height="0.306cm" svg:x="22.453cm" svg:y="10.7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2.883cm" svg:y="10.8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3.175cm" svg:y="10.9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23.56cm" svg:y="10.772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24.081cm" svg:y="10.75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4.42cm" svg:y="10.7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4.848cm" svg:y="10.8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5.142cm" svg:y="10.9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25.527cm" svg:y="10.772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26.048cm" svg:y="10.75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6.386cm" svg:y="10.7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6.815cm" svg:y="10.8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7.125cm" svg:y="10.9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27.436cm" svg:y="10.90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27.97cm" svg:y="10.75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8.308cm" svg:y="10.7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8.738cm" svg:y="10.8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9.03cm" svg:y="10.9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29.403cm" svg:y="10.90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29.912cm" svg:y="10.757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437cm" svg:height="0.271cm" svg:x="30.301cm" svg:y="10.827cm" svg:viewBox="0 0 438 272" svg:d="M421 193c9 0 17 0 17-10 0-9-8-9-18-9h-314c-19-17-44-31-61-38 18-7 42-21 61-38h314c10 0 18 0 18-10s-8-10-17-10h-292c24-22 50-67 50-72 0-6-7-6-10-6-4 0-7 0-9 4-10 18-24 45-56 73-34 31-68 45-93 52-8 3-10 3-10 4-1 0-1 1-1 3 0 1 0 3 0 3l1 1c2 0 2 1 12 4 67 20 116 65 144 118 5 10 5 10 12 10 3 0 10 0 10-6 0-5-25-49-50-73z">
            <text:p/>
          </draw:path>
          <draw:path draw:style-name="gr5" draw:text-style-name="P5" draw:layer="layout" svg:width="0.437cm" svg:height="0.271cm" svg:x="30.71cm" svg:y="10.827cm" svg:viewBox="0 0 438 272" svg:d="M332 98c19 18 45 31 61 38-18 8-42 21-61 38h-314c-8 0-18 0-18 9 0 10 8 10 17 10h292c-23 24-50 68-50 73 0 6 7 6 10 6 4 0 7 0 10-4 9-19 23-45 56-73 33-31 67-44 92-52 8-3 10-3 10-4 1 0 1-2 1-3 0-2 0-2 0-3l-1-1c-2 0-2 0-11-3-68-21-117-66-145-119-5-10-5-10-12-10-3 0-10 0-10 6 0 5 25 49 50 72h-292c-9 0-17 0-17 10s10 10 18 10z">
            <text:p/>
          </draw:path>
          <draw:path draw:style-name="gr5" draw:text-style-name="P5" draw:layer="layout" svg:width="0.245cm" svg:height="0.449cm" svg:x="31.336cm" svg:y="10.737cm" svg:viewBox="0 0 246 450" svg:d="M155 151h42c10 0 16 0 16-11 0-4-6-4-14-4h-41l11-58c2-9 9-44 12-50 4-10 12-17 23-17 2 0 14 0 24 9-22 2-26 19-26 26 0 11 8 17 18 17 12 0 26-10 26-29 0-23-22-34-42-34-16 0-49 8-63 57-2 12-4 16-16 79h-34c-10 0-15 0-15 8 0 7 4 7 14 7h32l-37 195c-9 48-18 92-43 92-1 0-14 0-24-8 23-1 27-20 27-27 0-11-9-18-18-18-13 0-27 11-27 31 0 21 22 34 42 34 27 0 48-30 56-48 15-32 27-91 28-95z">
            <text:p/>
          </draw:path>
          <draw:path draw:style-name="gr5" draw:text-style-name="P5" draw:layer="layout" svg:width="0.226cm" svg:height="0.223cm" svg:x="31.622cm" svg:y="10.867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ath draw:style-name="gr5" draw:text-style-name="P5" draw:layer="layout" svg:width="0.105cm" svg:height="0.348cm" svg:x="31.883cm" svg:y="10.743cm" svg:viewBox="0 0 106 349" svg:d="M106 6c0 0 0-6-5-6-13 0-49 4-62 6-4 0-10 0-10 9 0 6 6 6 13 6 24 0 25 4 25 8l-1 10-63 247c-2 5-3 10-3 17 0 28 22 46 45 46 17 0 29-10 38-28s15-48 15-49c0-4-4-4-6-4-5 0-5 1-7 8-9 32-18 62-39 62-14 0-14-16-14-23 0-12 0-14 3-24z">
            <text:p/>
          </draw:path>
          <draw:path draw:style-name="gr5" draw:text-style-name="P5" draw:layer="layout" svg:width="0.181cm" svg:height="0.223cm" svg:x="32.043cm" svg:y="10.867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5" draw:text-style-name="P5" draw:layer="layout" svg:width="0.189cm" svg:height="0.223cm" svg:x="32.27cm" svg:y="10.867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alpha_j = 0§svg§600§FALSE§</svg:desc>
          <draw:polygon draw:style-name="gr6" draw:text-style-name="P6" draw:layer="layout" svg:width="1.421cm" svg:height="0.457cm" svg:x="25.98cm" svg:y="9.09cm" svg:viewBox="0 0 1422 458" draw:points="711,458 0,458 0,0 1422,0 1422,458">
            <text:p/>
          </draw:polygon>
          <draw:path draw:style-name="gr5" draw:text-style-name="P5" draw:layer="layout" svg:width="0.276cm" svg:height="0.223cm" svg:x="26cm" svg:y="9.18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6.294cm" svg:y="9.251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26.664cm" svg:y="9.22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27.174cm" svg:y="9.079cm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
            <text:p/>
          </draw:path>
        </draw:g>
        <draw:custom-shape draw:style-name="gr20" draw:text-style-name="P8" draw:layer="layout" svg:width="2.228cm" svg:height="1.379cm" svg:x="32.78cm" svg:y="10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OK}§svg§600§TRUE§</svg:desc>
          <draw:polygon draw:style-name="gr4" draw:text-style-name="P4" draw:layer="layout" svg:width="0.763cm" svg:height="0.335cm" svg:x="33.496cm" svg:y="10.752cm" svg:viewBox="0 0 764 336" draw:points="382,336 0,336 0,0 764,0 764,336">
            <text:p/>
          </draw:polygon>
          <draw:path draw:style-name="gr5" draw:text-style-name="P5" draw:layer="layout" svg:width="0.328cm" svg:height="0.359cm" svg:x="33.524cm" svg:y="10.739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5" draw:text-style-name="P5" draw:layer="layout" svg:width="0.346cm" svg:height="0.337cm" svg:x="33.893cm" svg:y="10.75cm" svg:viewBox="0 0 347 338" svg:d="M182 130l88-85c4-4 31-30 70-30v-15c-13 1-28 1-42 1-18 0-46 0-63-1v15c20 0 24 12 24 17 0 7-6 13-10 16l-154 148v-157c0-18 0-24 39-24h12v-15c-17 1-54 1-73 1-18 0-56 0-73-1v15h11c39 0 39 6 39 24v261c0 17 0 22-39 22h-11v16c17-2 53-2 73-2 18 0 56 0 73 2v-16h-12c-39 0-39-5-39-22v-87l58-55 89 133c3 5 7 10 7 17 0 14-20 14-29 14v16c16-2 51-2 70-2 18 0 36 0 57 2v-16c-27 0-36-1-52-24z">
            <text:p/>
          </draw:path>
        </draw:g>
        <draw:connector draw:style-name="gr9" draw:text-style-name="P1" draw:layer="layout" draw:type="lines" draw:line-skew="0cm -0.249cm" svg:x1="32.326cm" svg:y1="8.747cm" svg:x2="27.764cm" svg:y2="10.004cm" draw:start-shape="id7" draw:start-glue-point="2" draw:end-shape="id11" draw:end-glue-point="0" svg:d="M32326 8747v501l-4562 7v749" svg:viewBox="0 0 4563 1258">
          <text:p/>
        </draw:connector>
        <draw:custom-shape draw:style-name="gr21" draw:text-style-name="P1" xml:id="id11" draw:id="id11" draw:layer="layout" svg:width="1.397cm" svg:height="0.508cm" svg:x="27.066cm" svg:y="10.0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alpha_j = 1§svg§600§FALSE§</svg:desc>
          <draw:polygon draw:style-name="gr6" draw:text-style-name="P6" draw:layer="layout" svg:width="1.421cm" svg:height="0.457cm" svg:x="36.38cm" svg:y="9.09cm" svg:viewBox="0 0 1422 458" draw:points="711,458 0,458 0,0 1422,0 1422,458">
            <text:p/>
          </draw:polygon>
          <draw:path draw:style-name="gr5" draw:text-style-name="P5" draw:layer="layout" svg:width="0.276cm" svg:height="0.223cm" svg:x="36.4cm" svg:y="9.18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6.694cm" svg:y="9.251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37.064cm" svg:y="9.22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37.599cm" svg:y="9.079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22" draw:text-style-name="P1" draw:layer="layout" svg:width="1.569cm" svg:height="0.762cm" svg:x="34.663cm" svg:y="12.7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569cm" svg:height="0.762cm" svg:x="28.635cm" svg:y="10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10" draw:id="id10" draw:layer="layout" svg:width="1.397cm" svg:height="0.508cm" svg:x="35.466cm" svg:y="12.20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358cm" fo:page-height="14.4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9-12T16:57:06.162707287</dc:date>
    <meta:editing-duration>PT1H7M15S</meta:editing-duration>
    <meta:editing-cycles>20</meta:editing-cycles>
    <meta:generator>LibreOffice/5.1.4.2$Linux_X86_64 LibreOffice_project/10m0$Build-2</meta:generator>
    <meta:document-statistic meta:object-count="577"/>
  </office:meta>
</office:document-meta>
</file>